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1278"/>
    </style:style>
    <style:style style:name="P2" style:family="paragraph" style:parent-style-name="Standard">
      <style:text-properties officeooo:paragraph-rsid="0008675a"/>
    </style:style>
    <style:style style:name="P3" style:family="paragraph" style:parent-style-name="Standard">
      <style:text-properties fo:font-weight="bold" officeooo:paragraph-rsid="0008675a" style:font-weight-asian="bold" style:font-weight-complex="bold"/>
    </style:style>
    <style:style style:name="P4" style:family="paragraph" style:parent-style-name="Standard">
      <style:text-properties fo:font-weight="bold" officeooo:paragraph-rsid="00061278" style:font-weight-asian="bold" style:font-weight-complex="bold"/>
    </style:style>
    <style:style style:name="P5" style:family="paragraph" style:parent-style-name="Standard">
      <style:text-properties fo:font-weight="bold" officeooo:paragraph-rsid="0008db14" style:font-weight-asian="bold" style:font-weight-complex="bold"/>
    </style:style>
    <style:style style:name="P6" style:family="paragraph" style:parent-style-name="Standard">
      <style:text-properties fo:font-weight="bold" officeooo:paragraph-rsid="000931f3" style:font-weight-asian="bold" style:font-weight-complex="bold"/>
    </style:style>
    <style:style style:name="P7" style:family="paragraph" style:parent-style-name="Standard">
      <style:text-properties fo:font-weight="bold" officeooo:paragraph-rsid="00097f3c" style:font-weight-asian="bold" style:font-weight-complex="bold"/>
    </style:style>
    <style:style style:name="P8" style:family="paragraph" style:parent-style-name="Standard">
      <style:text-properties fo:font-weight="bold" officeooo:paragraph-rsid="0009ad47" style:font-weight-asian="bold" style:font-weight-complex="bold"/>
    </style:style>
    <style:style style:name="P9" style:family="paragraph" style:parent-style-name="Standard">
      <style:text-properties fo:font-weight="bold" officeooo:paragraph-rsid="000a6ff7" style:font-weight-asian="bold" style:font-weight-complex="bold"/>
    </style:style>
    <style:style style:name="P10" style:family="paragraph" style:parent-style-name="Standard">
      <style:text-properties fo:font-weight="bold" officeooo:paragraph-rsid="000bce6b" style:font-weight-asian="bold" style:font-weight-complex="bold"/>
    </style:style>
    <style:style style:name="P11" style:family="paragraph" style:parent-style-name="Standard">
      <style:text-properties fo:font-weight="bold" officeooo:paragraph-rsid="000ca1bf" style:font-weight-asian="bold" style:font-weight-complex="bold"/>
    </style:style>
    <style:style style:name="P12" style:family="paragraph" style:parent-style-name="Standard">
      <style:text-properties fo:font-weight="bold" officeooo:paragraph-rsid="000cd9ce" style:font-weight-asian="bold" style:font-weight-complex="bold"/>
    </style:style>
    <style:style style:name="P13" style:family="paragraph" style:parent-style-name="Standard">
      <style:text-properties fo:font-weight="bold" officeooo:paragraph-rsid="00101653" style:font-weight-asian="bold" style:font-weight-complex="bold"/>
    </style:style>
    <style:style style:name="P14" style:family="paragraph" style:parent-style-name="Standard">
      <style:text-properties fo:font-weight="bold" officeooo:paragraph-rsid="001418f1" style:font-weight-asian="bold" style:font-weight-complex="bold"/>
    </style:style>
    <style:style style:name="P15" style:family="paragraph" style:parent-style-name="Standard">
      <style:text-properties fo:font-weight="bold" officeooo:paragraph-rsid="0014d19f" style:font-weight-asian="bold" style:font-weight-complex="bold"/>
    </style:style>
    <style:style style:name="P16" style:family="paragraph" style:parent-style-name="Standard">
      <style:text-properties fo:font-weight="bold" officeooo:paragraph-rsid="0016986b" style:font-weight-asian="bold" style:font-weight-complex="bold"/>
    </style:style>
    <style:style style:name="P17" style:family="paragraph" style:parent-style-name="Standard">
      <style:text-properties fo:font-weight="bold" officeooo:paragraph-rsid="001c6fda" style:font-weight-asian="bold" style:font-weight-complex="bold"/>
    </style:style>
    <style:style style:name="P18" style:family="paragraph" style:parent-style-name="Standard">
      <style:text-properties fo:font-weight="bold" officeooo:paragraph-rsid="001ccac8" style:font-weight-asian="bold" style:font-weight-complex="bold"/>
    </style:style>
    <style:style style:name="P19" style:family="paragraph" style:parent-style-name="Standard">
      <style:text-properties fo:font-weight="bold" officeooo:paragraph-rsid="001e92d3" style:font-weight-asian="bold" style:font-weight-complex="bold"/>
    </style:style>
    <style:style style:name="P20" style:family="paragraph" style:parent-style-name="Standard">
      <style:text-properties fo:font-weight="bold" officeooo:paragraph-rsid="001f62be" style:font-weight-asian="bold" style:font-weight-complex="bold"/>
    </style:style>
    <style:style style:name="P21" style:family="paragraph" style:parent-style-name="Standard">
      <style:text-properties fo:font-weight="bold" officeooo:paragraph-rsid="0022fa01" style:font-weight-asian="bold" style:font-weight-complex="bold"/>
    </style:style>
    <style:style style:name="P22" style:family="paragraph" style:parent-style-name="Standard">
      <style:text-properties fo:font-weight="bold" officeooo:paragraph-rsid="0024fcf9" style:font-weight-asian="bold" style:font-weight-complex="bold"/>
    </style:style>
    <style:style style:name="P23" style:family="paragraph" style:parent-style-name="Standard">
      <style:text-properties fo:font-weight="bold" officeooo:paragraph-rsid="0025d4ab" style:font-weight-asian="bold" style:font-weight-complex="bold"/>
    </style:style>
    <style:style style:name="P24" style:family="paragraph" style:parent-style-name="Standard">
      <style:text-properties fo:font-weight="bold" officeooo:paragraph-rsid="0027260e" style:font-weight-asian="bold" style:font-weight-complex="bold"/>
    </style:style>
    <style:style style:name="P25" style:family="paragraph" style:parent-style-name="Standard">
      <style:text-properties fo:font-weight="bold" officeooo:paragraph-rsid="002a64f8" style:font-weight-asian="bold" style:font-weight-complex="bold"/>
    </style:style>
    <style:style style:name="P26" style:family="paragraph" style:parent-style-name="Standard">
      <style:text-properties fo:font-weight="bold" officeooo:paragraph-rsid="002e380b" style:font-weight-asian="bold" style:font-weight-complex="bold"/>
    </style:style>
    <style:style style:name="P27" style:family="paragraph" style:parent-style-name="Standard">
      <style:text-properties fo:font-weight="bold" officeooo:paragraph-rsid="002e6b45" style:font-weight-asian="bold" style:font-weight-complex="bold"/>
    </style:style>
    <style:style style:name="P28" style:family="paragraph" style:parent-style-name="Standard">
      <style:text-properties fo:font-weight="bold" officeooo:paragraph-rsid="002fd36f" style:font-weight-asian="bold" style:font-weight-complex="bold"/>
    </style:style>
    <style:style style:name="P29" style:family="paragraph" style:parent-style-name="Standard">
      <style:text-properties fo:font-weight="bold" officeooo:paragraph-rsid="0031120a" style:font-weight-asian="bold" style:font-weight-complex="bold"/>
    </style:style>
    <style:style style:name="P30" style:family="paragraph" style:parent-style-name="Standard">
      <style:text-properties fo:font-weight="bold" officeooo:paragraph-rsid="00319a26" style:font-weight-asian="bold" style:font-weight-complex="bold"/>
    </style:style>
    <style:style style:name="P31" style:family="paragraph" style:parent-style-name="Standard">
      <style:text-properties fo:font-weight="bold" officeooo:paragraph-rsid="003511e7" style:font-weight-asian="bold" style:font-weight-complex="bold"/>
    </style:style>
    <style:style style:name="P32" style:family="paragraph" style:parent-style-name="Standard">
      <style:text-properties fo:font-weight="bold" officeooo:paragraph-rsid="00351e9f" style:font-weight-asian="bold" style:font-weight-complex="bold"/>
    </style:style>
    <style:style style:name="P33" style:family="paragraph" style:parent-style-name="Standard">
      <style:text-properties officeooo:paragraph-rsid="00367592"/>
    </style:style>
    <style:style style:name="T1" style:family="text">
      <style:text-properties officeooo:rsid="00061278"/>
    </style:style>
    <style:style style:name="T2" style:family="text">
      <style:text-properties officeooo:rsid="0006fc02"/>
    </style:style>
    <style:style style:name="T3" style:family="text">
      <style:text-properties officeooo:rsid="0008639c"/>
    </style:style>
    <style:style style:name="T4" style:family="text">
      <style:text-properties officeooo:rsid="0008675a"/>
    </style:style>
    <style:style style:name="T5" style:family="text">
      <style:text-properties officeooo:rsid="0008db14"/>
    </style:style>
    <style:style style:name="T6" style:family="text">
      <style:text-properties officeooo:rsid="000931f3"/>
    </style:style>
    <style:style style:name="T7" style:family="text">
      <style:text-properties officeooo:rsid="00097f3c"/>
    </style:style>
    <style:style style:name="T8" style:family="text">
      <style:text-properties officeooo:rsid="0009ad47"/>
    </style:style>
    <style:style style:name="T9" style:family="text">
      <style:text-properties officeooo:rsid="000a6ff7"/>
    </style:style>
    <style:style style:name="T10" style:family="text">
      <style:text-properties officeooo:rsid="000bce6b"/>
    </style:style>
    <style:style style:name="T11" style:family="text">
      <style:text-properties officeooo:rsid="000ca1bf"/>
    </style:style>
    <style:style style:name="T12" style:family="text">
      <style:text-properties officeooo:rsid="000cd9ce"/>
    </style:style>
    <style:style style:name="T13" style:family="text">
      <style:text-properties officeooo:rsid="000e821d"/>
    </style:style>
    <style:style style:name="T14" style:family="text">
      <style:text-properties officeooo:rsid="00101653"/>
    </style:style>
    <style:style style:name="T15" style:family="text">
      <style:text-properties officeooo:rsid="0011eb92"/>
    </style:style>
    <style:style style:name="T16" style:family="text">
      <style:text-properties officeooo:rsid="00130fe7"/>
    </style:style>
    <style:style style:name="T17" style:family="text">
      <style:text-properties officeooo:rsid="001418f1"/>
    </style:style>
    <style:style style:name="T18" style:family="text">
      <style:text-properties officeooo:rsid="0014d19f"/>
    </style:style>
    <style:style style:name="T19" style:family="text">
      <style:text-properties officeooo:rsid="0016986b"/>
    </style:style>
    <style:style style:name="T20" style:family="text">
      <style:text-properties officeooo:rsid="0018e552"/>
    </style:style>
    <style:style style:name="T21" style:family="text">
      <style:text-properties officeooo:rsid="00195d7a"/>
    </style:style>
    <style:style style:name="T22" style:family="text">
      <style:text-properties officeooo:rsid="001ccac8"/>
    </style:style>
    <style:style style:name="T23" style:family="text">
      <style:text-properties officeooo:rsid="001e92d3"/>
    </style:style>
    <style:style style:name="T24" style:family="text">
      <style:text-properties officeooo:rsid="001f62be"/>
    </style:style>
    <style:style style:name="T25" style:family="text">
      <style:text-properties officeooo:rsid="0022d300"/>
    </style:style>
    <style:style style:name="T26" style:family="text">
      <style:text-properties officeooo:rsid="0022fa01"/>
    </style:style>
    <style:style style:name="T27" style:family="text">
      <style:text-properties officeooo:rsid="00232834"/>
    </style:style>
    <style:style style:name="T28" style:family="text">
      <style:text-properties officeooo:rsid="0024fcf9"/>
    </style:style>
    <style:style style:name="T29" style:family="text">
      <style:text-properties officeooo:rsid="0025d4ab"/>
    </style:style>
    <style:style style:name="T30" style:family="text">
      <style:text-properties officeooo:rsid="0027260e"/>
    </style:style>
    <style:style style:name="T31" style:family="text">
      <style:text-properties officeooo:rsid="0029017c"/>
    </style:style>
    <style:style style:name="T32" style:family="text">
      <style:text-properties officeooo:rsid="00295d49"/>
    </style:style>
    <style:style style:name="T33" style:family="text">
      <style:text-properties officeooo:rsid="002a64f8"/>
    </style:style>
    <style:style style:name="T34" style:family="text">
      <style:text-properties officeooo:rsid="002ad5de"/>
    </style:style>
    <style:style style:name="T35" style:family="text">
      <style:text-properties officeooo:rsid="002c5df9"/>
    </style:style>
    <style:style style:name="T36" style:family="text">
      <style:text-properties officeooo:rsid="002da850"/>
    </style:style>
    <style:style style:name="T37" style:family="text">
      <style:text-properties officeooo:rsid="002e380b"/>
    </style:style>
    <style:style style:name="T38" style:family="text">
      <style:text-properties officeooo:rsid="002e6b45"/>
    </style:style>
    <style:style style:name="T39" style:family="text">
      <style:text-properties officeooo:rsid="002fd36f"/>
    </style:style>
    <style:style style:name="T40" style:family="text">
      <style:text-properties officeooo:rsid="0031120a"/>
    </style:style>
    <style:style style:name="T41" style:family="text">
      <style:text-properties officeooo:rsid="00319a26"/>
    </style:style>
    <style:style style:name="T42" style:family="text">
      <style:text-properties officeooo:rsid="00331757"/>
    </style:style>
    <style:style style:name="T43" style:family="text">
      <style:text-properties officeooo:rsid="003511e7"/>
    </style:style>
    <style:style style:name="T44" style:family="text">
      <style:text-properties officeooo:rsid="00351e9f"/>
    </style:style>
    <style:style style:name="T45" style:family="text">
      <style:text-properties officeooo:rsid="00355a79"/>
    </style:style>
    <style:style style:name="T46" style:family="text">
      <style:text-properties officeooo:rsid="00367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6">Ebru Akagündüz</text:span></text:p>
      <text:p text:style-name="P33"><text:span text:style-name="T46">1004 0 1004</text:span></text:p>
      <text:p text:style-name="P1"><text:span text:style-name="T2"/></text:p>
      <text:p text:style-name="P2"><text:span text:style-name="T4">Recursive:</text:span></text:p>
      <text:p text:style-name="P2"><text:span text:style-name="T4"/></text:p>
      <text:p text:style-name="P3"><text:span text:style-name="T4">1</text:span><text:span text:style-name="T2"><text:tab/> </text:span><text:span text:style-name="T3">p</text:span><text:span text:style-name="T1">ublic class Example</text:span></text:p>
      <text:p text:style-name="P3"><text:span text:style-name="T4">2</text:span><text:span text:style-name="T1"><text:tab/>{</text:span></text:p>
      <text:p text:style-name="P4"><text:span text:style-name="T4">3</text:span><text:span text:style-name="T1"><text:tab/><text:tab/>public static int fib(int n)</text:span></text:p>
      <text:p text:style-name="P4"><text:span text:style-name="T4">4</text:span><text:span text:style-name="T1"><text:tab/><text:tab/>{</text:span></text:p>
      <text:p text:style-name="P4"><text:span text:style-name="T4">5</text:span><text:span text:style-name="T1"><text:tab/><text:tab/><text:tab/>if (n == 0 || n == 1)</text:span></text:p>
      <text:p text:style-name="P4"><text:span text:style-name="T4">6</text:span><text:span text:style-name="T1"><text:tab/><text:tab/><text:tab/><text:tab/>return n;</text:span></text:p>
      <text:p text:style-name="P4"><text:span text:style-name="T4">7</text:span><text:span text:style-name="T1"><text:tab/><text:tab/><text:tab/>else </text:span></text:p>
      <text:p text:style-name="P4"><text:span text:style-name="T4">8</text:span><text:span text:style-name="T1"><text:tab/><text:tab/><text:tab/><text:tab/>return (fib(n - 1) + fib(n – 2));</text:span></text:p>
      <text:p text:style-name="P4"><text:span text:style-name="T4">9</text:span><text:span text:style-name="T1"><text:tab/><text:tab/>}</text:span></text:p>
      <text:p text:style-name="P4"><text:span text:style-name="T4">10</text:span><text:span text:style-name="T1"><text:tab/>}</text:span></text:p>
      <text:p text:style-name="P1"><text:span text:style-name="T1"/></text:p>
      <text:p text:style-name="P5"><text:span text:style-name="T5">Detailed: </text:span></text:p>
      <text:p text:style-name="P5"><text:span text:style-name="T5"/></text:p>
      <text:p text:style-name="P5"><text:span text:style-name="T5">n &lt; 2</text:span></text:p>
      <text:p text:style-name="P5"><text:span text:style-name="T5">5. satir:<text:tab/>4*Tfetch + T|| + 2*T== <text:s/></text:span></text:p>
      <text:p text:style-name="P5"><text:span text:style-name="T5">6. satir:<text:tab/>Treturn + Tfetch</text:span></text:p>
      <text:p text:style-name="P5"><text:span text:style-name="T5"/></text:p>
      <text:p text:style-name="P5"><text:span text:style-name="T5">n &gt; 2</text:span></text:p>
      <text:p text:style-name="P4"><text:span text:style-name="T1"/></text:p>
      <text:p text:style-name="P5"><text:span text:style-name="T5">5. satır:<text:tab/>4*Tfetch + T|| + 2*T==</text:span></text:p>
      <text:p text:style-name="P5"><text:span text:style-name="T5">8. satır:<text:tab/>Treturn + 4*Tfetch + 2*T- + T+ + 2*Tcall + Tfib(n-1) + Tfib(n-2)</text:span></text:p>
      <text:p text:style-name="P5"><text:span text:style-name="T5"/></text:p>
      <text:p text:style-name="P6"><text:span text:style-name="T6">Simplified:</text:span></text:p>
      <text:p text:style-name="P6"><text:span text:style-name="T6"/></text:p>
      <text:p text:style-name="P6"><text:span text:style-name="T6">n &lt; 2</text:span></text:p>
      <text:p text:style-name="P6"><text:span text:style-name="T6">4 + 1 + 2 + 1 + 1 = 9</text:span></text:p>
      <text:p text:style-name="P6"><text:span text:style-name="T6"/></text:p>
      <text:p text:style-name="P7"><text:span text:style-name="T7">n &gt; 2</text:span></text:p>
      <text:p text:style-name="P8"><text:span text:style-name="T8">4 + 2 + 1 + 1+ 4 + 2 + 1 + 2 + 1 + 1 = 19</text:span></text:p>
      <text:p text:style-name="P8"><text:span text:style-name="T8"/></text:p>
      <text:p text:style-name="P9"><text:span text:style-name="T9">Asymptotic:</text:span></text:p>
      <text:p text:style-name="P9"><text:span text:style-name="T9"/></text:p>
      <text:p text:style-name="P10"><text:span text:style-name="T10">n &lt; 2</text:span></text:p>
      <text:p text:style-name="P10"><text:span text:style-name="T10"/></text:p>
      <text:p text:style-name="P11"><text:span text:style-name="T11">5. satır: <text:tab/></text:span><text:span text:style-name="T13">O(1)</text:span></text:p>
      <text:p text:style-name="P11"><text:span text:style-name="T11">6. satır:<text:tab/> </text:span><text:span text:style-name="T13">O(</text:span><text:span text:style-name="T42">1</text:span><text:span text:style-name="T13">)</text:span></text:p>
      <text:p text:style-name="P11"><text:span text:style-name="T13"/></text:p>
      <text:p text:style-name="P31"><text:span text:style-name="T43">n &gt;= 2</text:span></text:p>
      <text:p text:style-name="P11"><text:span text:style-name="T13"/></text:p>
      <text:p text:style-name="P32"><text:span text:style-name="T44">5. satir: <text:tab/>O(1)</text:span></text:p>
      <text:p text:style-name="P32"><text:span text:style-name="T44">8. satir:<text:tab/>T(n – 1) </text:span><text:span text:style-name="T45">+ T(n – 2) + O(1)</text:span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oft-page-break/><text:span text:style-name="T14"/></text:p>
      <text:p text:style-name="P12"><text:span text:style-name="T14"/></text:p>
      <text:p text:style-name="P14"><text:span text:style-name="T15">Degree: 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21">1<text:tab/></text:span><text:span text:style-name="T17">public class Example</text:span></text:p>
      <text:p text:style-name="P14"><text:span text:style-name="T21">2<text:tab/></text:span><text:span text:style-name="T17">{ </text:span></text:p>
      <text:p text:style-name="P14"><text:span text:style-name="T21">3<text:tab/></text:span><text:span text:style-name="T17"><text:tab/></text:span><text:bookmark-start text:name="__DdeLink__5_997910569"/><text:span text:style-name="T17">public static int fib(int n)</text:span></text:p>
      <text:p text:style-name="P14"><text:span text:style-name="T21">4<text:tab/></text:span><text:span text:style-name="T17"><text:tab/>{</text:span></text:p>
      <text:p text:style-name="P14"><text:span text:style-name="T21">5<text:tab/></text:span><text:span text:style-name="T17"><text:tab/><text:tab/>int previo</text:span><text:span text:style-name="T20">u</text:span><text:span text:style-name="T17">s = 1;</text:span></text:p>
      <text:p text:style-name="P21"><text:span text:style-name="T21">6<text:tab/></text:span><text:span text:style-name="T17"> <text:tab/><text:tab/>int result = 1; <text:s/></text:span><text:span text:style-name="T18">int sum;</text:span></text:p>
      <text:p text:style-name="P15"><text:span text:style-name="T21">7<text:tab/></text:span><text:span text:style-name="T17"><text:tab/> <text:tab/>for(int i = 0; i &lt;= n; i++)</text:span></text:p>
      <text:p text:style-name="P15"><text:span text:style-name="T21">8<text:tab/></text:span><text:span text:style-name="T17"><text:tab/><text:tab/></text:span><text:span text:style-name="T18">{</text:span></text:p>
      <text:p text:style-name="P15"><text:span text:style-name="T21">9<text:tab/></text:span><text:span text:style-name="T18"><text:tab/><text:tab/><text:tab/></text:span><text:span text:style-name="T26">sum </text:span><text:span text:style-name="T18">= result + previous;</text:span></text:p>
      <text:p text:style-name="P15"><text:span text:style-name="T21">10<text:tab/></text:span><text:span text:style-name="T18"><text:tab/><text:tab/><text:tab/>previous = result;</text:span></text:p>
      <text:p text:style-name="P15"><text:span text:style-name="T21">11<text:tab/></text:span><text:span text:style-name="T18"><text:tab/><text:tab/><text:tab/>result = sum;</text:span></text:p>
      <text:p text:style-name="P15"><text:span text:style-name="T21">12<text:tab/></text:span><text:span text:style-name="T18"><text:tab/><text:tab/>}</text:span></text:p>
      <text:p text:style-name="P16"><text:span text:style-name="T21">13<text:tab/></text:span><text:span text:style-name="T19"><text:tab/><text:tab/>return result;</text:span></text:p>
      <text:p text:style-name="P14"><text:span text:style-name="T21">14<text:tab/></text:span><text:span text:style-name="T17"><text:tab/>}</text:span><text:bookmark-end text:name="__DdeLink__5_997910569"/></text:p>
      <text:p text:style-name="P14"><text:span text:style-name="T21">15<text:tab/></text:span><text:span text:style-name="T17">}</text:span><text:span text:style-name="T16"> </text:span></text:p>
      <text:p text:style-name="P14"><text:span text:style-name="T16"/></text:p>
      <text:p text:style-name="P17"><text:span text:style-name="T5">Detailed: </text:span></text:p>
      <text:p text:style-name="P17"><text:span text:style-name="T16"/></text:p>
      <text:p text:style-name="P18"><text:span text:style-name="T22">5. satır:<text:tab/></text:span><text:bookmark-start text:name="__DdeLink__8_997910569"/><text:span text:style-name="T22">Tfetch + Tstore</text:span><text:bookmark-end text:name="__DdeLink__8_997910569"/></text:p>
      <text:p text:style-name="P19"><text:span text:style-name="T23">6. satır:<text:tab/></text:span><text:span text:style-name="T22">Tfetch + Tstore</text:span></text:p>
      <text:p text:style-name="P19"><text:span text:style-name="T23">7a :<text:tab/><text:tab/>Tfetch + Tstore</text:span></text:p>
      <text:p text:style-name="P19"><text:span text:style-name="T23">7b :<text:tab/><text:tab/>(2*Tfetch + T&lt;=)*(n+2)</text:span></text:p>
      <text:p text:style-name="P20"><text:span text:style-name="T24">7c:<text:tab/><text:tab/></text:span><text:span text:style-name="T25">(n+1)*(</text:span><text:span text:style-name="T24">2Tfetch + Tstore + T+</text:span><text:span text:style-name="T25">)</text:span></text:p>
      <text:p text:style-name="P21"><text:span text:style-name="T26">9. <text:tab/><text:tab/></text:span><text:span text:style-name="T27">(n+1)*(2*Tfetch + T+ Tstore)</text:span></text:p>
      <text:p text:style-name="P22"><text:span text:style-name="T28">10. <text:tab/><text:tab/>(n+1)*(Tfetch + Tstore)</text:span></text:p>
      <text:p text:style-name="P23"><text:span text:style-name="T29">11.<text:tab/><text:tab/></text:span><text:span text:style-name="T28">(n+1)*(Tfetch + Tstore)</text:span></text:p>
      <text:p text:style-name="P24"><text:span text:style-name="T30">1</text:span><text:span text:style-name="T31">3</text:span><text:span text:style-name="T30">. <text:tab/><text:tab/></text:span><text:span text:style-name="T32">Treturn + Tfetch</text:span></text:p>
      <text:p text:style-name="P24"><text:span text:style-name="T32"/></text:p>
      <text:p text:style-name="P25"><text:span text:style-name="T33">Simplified:</text:span></text:p>
      <text:p text:style-name="P25"><text:span text:style-name="T33"/></text:p>
      <text:p text:style-name="P25"><text:span text:style-name="T33">6 + 3*(n+2) + 4*(n+1) + 4*(n+1) + </text:span><text:span text:style-name="T34">2*(n+1) + 2*(n+1) + </text:span><text:span text:style-name="T35">2 </text:span><text:span text:style-name="T36">= 26 + 15n</text:span></text:p>
      <text:p text:style-name="P25"><text:span text:style-name="T36"/></text:p>
      <text:p text:style-name="P26"><text:span text:style-name="T37">Asymptotic:</text:span></text:p>
      <text:p text:style-name="P26"><text:span text:style-name="T37"/></text:p>
      <text:p text:style-name="P26"><text:span text:style-name="T37">5. satir:<text:tab/>O(1)</text:span></text:p>
      <text:p text:style-name="P26"><text:span text:style-name="T37">6. satir:<text:tab/>O(1)</text:span></text:p>
      <text:p text:style-name="P26"><text:span text:style-name="T37">7a:<text:tab/><text:tab/>O(1)</text:span></text:p>
      <text:p text:style-name="P27"><text:span text:style-name="T38">7b:<text:tab/><text:tab/>O(1)*(n+2)</text:span></text:p>
      <text:p text:style-name="P28"><text:span text:style-name="T39">7c:<text:tab/><text:tab/>O(1)*(n+1)</text:span></text:p>
      <text:p text:style-name="P28"><text:span text:style-name="T39">9:<text:tab/><text:tab/>O(1)*(n+1)</text:span></text:p>
      <text:p text:style-name="P28"><text:span text:style-name="T39">10:<text:tab/><text:tab/>O(1)*(n+1)</text:span></text:p>
      <text:p text:style-name="P28"><text:span text:style-name="T39">11:<text:tab/><text:tab/>O(1)*(n+1)</text:span></text:p>
      <text:p text:style-name="P29"><text:span text:style-name="T40">13:<text:tab/><text:tab/>O(1)</text:span></text:p>
      <text:p text:style-name="P30"><text:span text:style-name="T41">Degree: O → n, </text:span><text:span text:style-name="T16">Ω → n, n**2, teta → n</text:span></text:p>
      <text:p text:style-name="P29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23:07:16</meta:creation-date>
    <dc:date>2014-02-21T00:11:17</dc:date>
    <meta:editing-duration>PT1H19S</meta:editing-duration>
    <meta:editing-cycles>56</meta:editing-cycles>
    <meta:generator>LibreOffice/4.0.2.2$Linux_x86 LibreOffice_project/400m0$Build-2</meta:generator>
    <meta:document-statistic meta:table-count="0" meta:image-count="0" meta:object-count="0" meta:page-count="2" meta:paragraph-count="71" meta:word-count="305" meta:character-count="1325" meta:non-whitespace-character-count="1019"/>
  </office:meta>
</office:document-meta>
</file>